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02122" style:font-name="sans-serif" fo:letter-spacing="norma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P2" style:family="paragraph" style:parent-style-name="Text_20_body">
      <style:paragraph-properties fo:margin-left="0in" fo:margin-right="0in" fo:line-height="160%" fo:orphans="2" fo:widows="2" fo:text-indent="0in" style:auto-text-indent="false"/>
      <style:text-properties fo:font-variant="normal" fo:text-transform="none" fo:color="#202122" style:font-name="sans-serif" fo:letter-spacing="normal" fo:language="pl" fo:country="PL" fo:font-style="normal" fo:font-weight="normal"/>
    </style:style>
    <style:style style:name="P3" style:family="paragraph" style:parent-style-name="Text_20_body">
      <style:paragraph-properties fo:margin-left="0in" fo:margin-right="0in" fo:line-height="160%" fo:orphans="2" fo:widows="2" fo:text-indent="0in" style:auto-text-indent="false"/>
    </style:style>
    <style:style style:name="P4" style:family="paragraph" style:parent-style-name="Heading_20_2">
      <style:paragraph-properties fo:margin-left="0in" fo:margin-right="0in" fo:line-height="130%" fo:orphans="2" fo:widows="2" fo:text-indent="0in" style:auto-text-indent="false" fo:padding-left="0in" fo:padding-right="0in" fo:padding-top="0in" fo:padding-bottom="0.0193in" fo:border-left="none" fo:border-right="none" fo:border-top="none" fo:border-bottom="0.0008in solid #a2a9b1"/>
    </style:style>
    <style:style style:name="P5" style:family="paragraph" style:parent-style-name="List_20_Contents">
      <style:paragraph-properties fo:margin-left="0in" fo:margin-right="0in" fo:margin-top="0in" fo:margin-bottom="0.1965in" fo:line-height="160%" fo:orphans="2" fo:widows="2" fo:text-indent="0in" style:auto-text-indent="false"/>
    </style:style>
    <style:style style:name="T1" style:family="text">
      <style:text-properties fo:color="#0645ad" style:text-line-through-style="none" style:text-underline-style="none" style:text-blinking="false"/>
    </style:style>
    <style:style style:name="T2" style:family="text">
      <style:text-properties fo:color="#0645ad" style:text-line-through-style="none" fo:language="pl" fo:country="PL" style:text-underline-style="none" style:text-blinking="false"/>
    </style:style>
    <style:style style:name="T3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4" style:family="text">
      <style:text-properties fo:font-variant="normal" fo:text-transform="none" fo:color="#000000" style:font-name="Linux Libertine" fo:letter-spacing="normal" fo:language="pl" fo:country="PL" fo:font-style="normal" fo:font-weight="normal"/>
    </style:style>
    <style:style style:name="T5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6" style:family="text">
      <style:text-properties fo:font-variant="normal" fo:text-transform="none" fo:color="#0645ad" style:text-line-through-style="none" style:font-name="sans-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645ad" style:text-line-through-style="none" style:font-name="sans-serif" fo:font-size="12pt" fo:letter-spacing="normal" fo:language="pl" fo:country="PL" fo:font-style="normal" style:text-underline-style="none" fo:font-weight="normal" style:text-blinking="false"/>
    </style:style>
    <style:style style:name="T8" style:family="text">
      <style:text-properties fo:font-variant="normal" fo:text-transform="none" fo:color="#0645ad" style:text-line-through-style="none" style:font-name="sans-serif" fo:letter-spacing="normal" fo:language="pl" fo:country="PL" fo:font-style="normal" style:text-underline-style="none" fo:font-weight="normal" style:text-blinking="false"/>
    </style:style>
    <style:style style:name="T9" style:family="text">
      <style:text-properties fo:font-variant="normal" fo:text-transform="none" fo:color="#54595d" style:font-name="sans-serif" fo:font-size="12pt" fo:letter-spacing="normal" fo:language="pl" fo:country="PL" fo:font-style="normal" fo:font-weight="normal"/>
    </style:style>
    <style:style style:name="T10" style:family="text">
      <style:text-properties fo:font-variant="normal" fo:text-transform="none" fo:color="#202122" style:font-name="sans-serif" fo:letter-spacing="normal" fo:language="pl" fo:country="PL" fo:font-style="normal" fo:font-weight="normal"/>
    </style:style>
    <style:style style:name="T11" style:family="text">
      <style:text-properties fo:font-variant="normal" fo:text-transform="none" fo:color="#202122" style:font-name="sans-serif" fo:letter-spacing="normal" fo:language="pl" fo:country="PL" fo:font-style="italic" fo:font-weight="normal"/>
    </style:style>
    <style:style style:name="T12" style:family="text">
      <style:text-properties fo:font-variant="normal" fo:text-transform="none" fo:color="#ba0000" style:text-line-through-style="none" style:font-name="sans-serif" fo:letter-spacing="normal" fo:language="pl" fo:country="PL" fo:font-style="normal" style:text-underline-style="none" fo:font-weight="normal" style:text-blinking="false"/>
    </style:style>
    <style:style style:name="T13" style:family="text">
      <style:text-properties fo:language="pl" fo:country="PL"/>
    </style:style>
    <style:style style:name="T14" style:family="text">
      <style:text-properties fo:language="pl" fo:country="PL" fo:font-style="italic"/>
    </style:style>
    <style:style style:name="T15" style:family="text">
      <style:text-properties fo:language="pl" fo:country="PL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3">Imperatyw</text:span><text:span text:style-name="T5">[</text:span><text:a xlink:type="simple" xlink:href="https://pl.wikipedia.org/w/index.php?title=Imperatyw&amp;action=edit&amp;section=0" text:style-name="Internet_20_link" text:visited-style-name="Visited_20_Internet_20_Link"><text:span text:style-name="T6">edytuj</text:span></text:a><text:span text:style-name="T5">]</text:span></text:h>
      <text:section text:style-name="Sect1" text:name="bodyContent">
        <text:section text:style-name="Sect2" text:name="mw-content-text">
          <text:p text:style-name="P3"><text:span text:style-name="T15">Imperatyw</text:span><text:span text:style-name="T13"> (</text:span><text:a xlink:type="simple" xlink:href="https://pl.wikipedia.org/wiki/Łacina" text:style-name="Internet_20_link" text:visited-style-name="Visited_20_Internet_20_Link"><text:span text:style-name="T2">łac.</text:span></text:a><text:span text:style-name="T13"> </text:span><text:span text:style-name="T14">imperativus</text:span><text:span text:style-name="T13"> – rozkazujący) – nakaz, reguła, zasada, która nie podlega dyskusji i którą można bezpośrednio wywieść z założeń teoretycznych. Imperatyw może mieć charakter zasady </text:span><text:a xlink:type="simple" xlink:href="https://pl.wikipedia.org/wiki/Moralność" text:style-name="Internet_20_link" text:visited-style-name="Visited_20_Internet_20_Link"><text:span text:style-name="T2">moralnej</text:span></text:a><text:span text:style-name="T13">, artystycznej lub </text:span><text:a xlink:type="simple" xlink:href="https://pl.wikipedia.org/wiki/Światopogląd" text:style-name="Internet_20_link" text:visited-style-name="Visited_20_Internet_20_Link"><text:span text:style-name="T2">ideowej</text:span></text:a><text:span text:style-name="T13">.</text:span></text:p>
          <text:h text:style-name="P4" text:outline-level="2"><text:bookmark text:name="Kantyzm"/><text:span text:style-name="T4">Kantyzm</text:span><text:span text:style-name="T9">[</text:span><text:a xlink:type="simple" xlink:href="https://pl.wikipedia.org/w/index.php?title=Imperatyw&amp;veaction=edit&amp;section=1" text:style-name="Internet_20_link" text:visited-style-name="Visited_20_Internet_20_Link"><text:span text:style-name="T7">edytuj</text:span></text:a><text:span text:style-name="T9"> | </text:span><text:a xlink:type="simple" xlink:href="https://pl.wikipedia.org/w/index.php?title=Imperatyw&amp;action=edit&amp;section=1" text:style-name="Internet_20_link" text:visited-style-name="Visited_20_Internet_20_Link"><text:span text:style-name="T7">edytuj kod</text:span></text:a><text:span text:style-name="T9">]</text:span></text:h>
          <text:p text:style-name="P3"><text:span text:style-name="T10">Termin ten szczególnie często występuje w etyce wywodzącej się z filozofii </text:span><text:a xlink:type="simple" xlink:href="https://pl.wikipedia.org/wiki/Immanuel_Kant" text:style-name="Internet_20_link" text:visited-style-name="Visited_20_Internet_20_Link"><text:span text:style-name="T8">Immanuela Kanta</text:span></text:a><text:span text:style-name="T10">. Kant podzielił imperatywy moralne na </text:span><text:a xlink:type="simple" xlink:href="https://pl.wikipedia.org/w/index.php?title=Imperatyw_warunkowy&amp;action=edit&amp;redlink=1" text:style-name="Internet_20_link" text:visited-style-name="Visited_20_Internet_20_Link"><text:span text:style-name="T12">warunkowe</text:span></text:a><text:span text:style-name="T10"> lub inaczej hipotetyczne oraz </text:span><text:a xlink:type="simple" xlink:href="https://pl.wikipedia.org/wiki/Imperatyw_kategoryczny" text:style-name="Internet_20_link" text:visited-style-name="Visited_20_Internet_20_Link"><text:span text:style-name="T8">imperatywy kategoryczne</text:span></text:a><text:span text:style-name="T10">. Te pierwsze przyjmują jego zdaniem formę zdań warunkowych w rodzaju „gdy wystąpią okoliczności A należy postąpić tak, a tak”. Te drugie mają charakter nakazów działających zawsze, wszędzie i w każdych okolicznościach.</text:span></text:p>
          <text:p text:style-name="P3"><text:span text:style-name="T10">Kant próbował wykazać, że wszystkie moralne imperatywy warunkowe można z </text:span><text:a xlink:type="simple" xlink:href="https://pl.wikipedia.org/wiki/Rozumowanie_dedukcyjne" text:style-name="Internet_20_link" text:visited-style-name="Visited_20_Internet_20_Link"><text:span text:style-name="T8">dedukcyjną</text:span></text:a><text:span text:style-name="T10"> dokładnością wywieść z imperatywów kategorycznych, a wszystkie kategoryczne daje się sprowadzić do jednego zasadniczego:</text:span></text:p>
          <text:p text:style-name="P5"><text:span text:style-name="T11">Postępuj tylko według takiej maksymy, dzięki której możesz zarazem chcieć, żeby stała się powszechnym prawem</text:span><text:bookmark text:name="cite_ref-1"/><text:a xlink:type="simple" xlink:href="https://pl.wikipedia.org/wiki/Imperatyw#cite_note-1" text:style-name="Internet_20_link" text:visited-style-name="Visited_20_Internet_20_Link"><text:span text:style-name="T8">[1]</text:span></text:a></text:p>
          <text:p text:style-name="P2">Poglądy Kanta były jednak silnie krytykowane już za jego życia, on sam aby je obronić podał jeszcze dwa inne sformułowania imperatywu kategorycznego, które jednak również zostały poddane krytyce.</text:p>
          <text:p text:style-name="P3"><text:span text:style-name="T10">Współcześnie stosunek do istnienia bądź nie imperatywu kategorycznego jest podstawą podziału teorii </text:span><text:a xlink:type="simple" xlink:href="https://pl.wikipedia.org/wiki/Etyka" text:style-name="Internet_20_link" text:visited-style-name="Visited_20_Internet_20_Link"><text:span text:style-name="T8">etycznych</text:span></text:a><text:span text:style-name="T10"> na obiektywistyczne (</text:span><text:a xlink:type="simple" xlink:href="https://pl.wikipedia.org/w/index.php?title=Rygoryzm_moralny&amp;action=edit&amp;redlink=1" text:style-name="Internet_20_link" text:visited-style-name="Visited_20_Internet_20_Link"><text:span text:style-name="T12">rygoryzm moralny</text:span></text:a><text:span text:style-name="T10">) i subiektywistyczne (</text:span><text:a xlink:type="simple" xlink:href="https://pl.wikipedia.org/w/index.php?title=Liberalizm_moralny&amp;action=edit&amp;redlink=1" text:style-name="Internet_20_link" text:visited-style-name="Visited_20_Internet_20_Link"><text:span text:style-name="T12">liberalizm moralny</text:span></text:a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9S</meta:editing-duration>
    <meta:editing-cycles>4</meta:editing-cycles>
    <meta:generator>OpenOffice/4.1.11$Win32 OpenOffice.org_project/4111m1$Build-9808</meta:generator>
    <dc:date>2022-07-28T22:17:06.67</dc:date>
    <meta:print-date>2022-07-28T22:16:16.54</meta:print-date>
    <meta:document-statistic meta:table-count="0" meta:image-count="0" meta:object-count="0" meta:page-count="1" meta:paragraph-count="8" meta:word-count="180" meta:character-count="1381"/>
    <meta:user-defined meta:name="Info 1"/>
    <meta:user-defined meta:name="Info 2"/>
    <meta:user-defined meta:name="Info 3"/>
    <meta:user-defined meta:name="Info 4"/>
  </office:meta>
</office:document-meta>
</file>